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1" fo:font-size="14pt" officeooo:rsid="000cba84" officeooo:paragraph-rsid="000cba84" style:font-size-asian="12.25pt" style:font-size-complex="14pt"/>
    </style:style>
    <style:style style:name="P2" style:family="paragraph" style:parent-style-name="Standard">
      <style:paragraph-properties fo:text-align="start" style:justify-single-word="false"/>
      <style:text-properties style:font-name="Trebuchet MS1" fo:font-size="14pt" style:text-underline-style="none" fo:font-weight="normal" officeooo:rsid="000cba84" officeooo:paragraph-rsid="000cba8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rebuchet MS1" fo:font-size="14pt" style:text-underline-style="none" fo:font-weight="normal" officeooo:rsid="000cba84" officeooo:paragraph-rsid="000f7d7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1" fo:font-size="14pt" style:text-underline-style="none" fo:font-weight="normal" officeooo:rsid="000cba84" officeooo:paragraph-rsid="000fbea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rebuchet MS1" fo:font-size="14pt" style:text-underline-style="none" fo:font-weight="normal" officeooo:rsid="001000ea" officeooo:paragraph-rsid="00119779"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Trebuchet MS1" fo:font-size="22pt" style:text-underline-style="solid" style:text-underline-width="auto" style:text-underline-color="font-color" fo:font-weight="bold" officeooo:rsid="000cba84" officeooo:paragraph-rsid="000cba84"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Trebuchet MS" fo:font-size="14pt" style:text-underline-style="none" fo:font-weight="normal" officeooo:rsid="000cba84" officeooo:paragraph-rsid="000cba84"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rebuchet MS" fo:font-size="14pt" style:text-underline-style="none" fo:font-weight="normal" officeooo:rsid="000fbeac" officeooo:paragraph-rsid="000fbeac"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Trebuchet MS" fo:font-size="22pt" style:text-underline-style="solid" style:text-underline-width="auto" style:text-underline-color="font-color" fo:font-weight="bold" officeooo:rsid="001000ea" officeooo:paragraph-rsid="001000ea"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Trebuchet MS" fo:font-size="22pt" style:text-underline-style="none" fo:font-weight="normal" officeooo:rsid="000cba84" officeooo:paragraph-rsid="001000ea" style:font-size-asian="22pt" style:font-weight-asian="normal" style:font-size-complex="22pt" style:font-weight-complex="normal"/>
    </style:style>
    <style:style style:name="P11" style:family="paragraph" style:parent-style-name="Standard">
      <style:paragraph-properties fo:text-align="start" style:justify-single-word="false"/>
      <style:text-properties style:font-name="Trebuchet MS1" fo:font-size="14pt" style:text-underline-style="none" fo:font-weight="normal" officeooo:rsid="001000ea" officeooo:paragraph-rsid="0011977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rebuchet MS1" fo:font-size="14pt" style:text-underline-style="none" fo:font-weight="normal" officeooo:rsid="001000ea" officeooo:paragraph-rsid="0016fb28" style:font-size-asian="12.25pt" style:font-weight-asian="normal" style:font-size-complex="14pt" style:font-weight-complex="normal"/>
    </style:style>
    <style:style style:name="T1" style:family="text">
      <style:text-properties style:font-name="Trebuchet MS"/>
    </style:style>
    <style:style style:name="T2" style:family="text">
      <style:text-properties style:font-name="Trebuchet MS" officeooo:rsid="000dab32"/>
    </style:style>
    <style:style style:name="T3" style:family="text">
      <style:text-properties style:font-name="Trebuchet MS" officeooo:rsid="000e7052"/>
    </style:style>
    <style:style style:name="T4" style:family="text">
      <style:text-properties style:font-name="Trebuchet MS" officeooo:rsid="000f4bcf"/>
    </style:style>
    <style:style style:name="T5" style:family="text">
      <style:text-properties style:font-name="Trebuchet MS" officeooo:rsid="000f6d5c"/>
    </style:style>
    <style:style style:name="T6" style:family="text">
      <style:text-properties style:font-name="Trebuchet MS" officeooo:rsid="000f7d79"/>
    </style:style>
    <style:style style:name="T7" style:family="text">
      <style:text-properties style:font-name="Trebuchet MS" officeooo:rsid="000fbeac"/>
    </style:style>
    <style:style style:name="T8" style:family="text">
      <style:text-properties style:font-name="Trebuchet MS" officeooo:rsid="00100c68"/>
    </style:style>
    <style:style style:name="T9" style:family="text">
      <style:text-properties style:font-name="Trebuchet MS" officeooo:rsid="00119779"/>
    </style:style>
    <style:style style:name="T10" style:family="text">
      <style:text-properties style:font-name="Trebuchet MS" officeooo:rsid="001217d6"/>
    </style:style>
    <style:style style:name="T11" style:family="text">
      <style:text-properties style:font-name="Trebuchet MS" officeooo:rsid="001488cb"/>
    </style:style>
    <style:style style:name="T12" style:family="text">
      <style:text-properties style:font-name="Trebuchet MS" officeooo:rsid="0014fe19"/>
    </style:style>
    <style:style style:name="T13" style:family="text">
      <style:text-properties style:font-name="Trebuchet MS" officeooo:rsid="00165530"/>
    </style:style>
    <style:style style:name="T14" style:family="text">
      <style:text-properties style:font-name="Trebuchet MS" officeooo:rsid="0016fb28"/>
    </style:style>
    <style:style style:name="T15" style:family="text">
      <style:text-properties style:font-name="Trebuchet MS" officeooo:rsid="00175496"/>
    </style:style>
    <style:style style:name="T16" style:family="text">
      <style:text-properties officeooo:rsid="000f7d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logue – Preface</text:p>
      <text:p text:style-name="P2"/>
      <text:p text:style-name="P3"><text:tab/><text:tab/>This is a parodie of the american animation-show "RWBY". It's include new characters, and a <text:s/>alternative story line. This is a s LGP<text:span text:style-name="T16">L</text:span> License (<text:span text:style-name="T16">http://www.gnu.org/licenses/lgpl.html</text:span>). All right of the original work to Rooster Teeth <text:span text:style-name="T1">© Com (Austin, Texas / USA).</text:span></text:p>
      <text:p text:style-name="P7"/>
      <text:p text:style-name="P6">Chapiter 1 – New Worlds ?</text:p>
      <text:p text:style-name="P2"/>
      <text:p text:style-name="P4"><text:tab/><text:tab/><text:span text:style-name="T1">{Teacher Esco.} "So, new page, introducing a new lesson, </text:span><text:span text:style-name="T6">about</text:span><text:span text:style-name="T1"> fonctions... Yes, again... You'll eat it the whore three years."<text:line-break/>She was saying stuff about a lesson nobody cares in the class, at the right side, Ilona was theaching some arabean commom languages to Pierre, Emma and Alexander were throwing stuff at Theo, at the leftside, Jarhod was playing games on his computer and Alix was seducing ramdom guys. A casual </text:span><text:span text:style-name="T6">m</text:span><text:span text:style-name="T1">aths lesson on thursday afternoon. It was already sunset. But still a lesson to complet before coming back to home. I was doing some funny stuff with another Alexander, A long time friend from high-school. He was bored like me. </text:span><text:span text:style-name="T6">Maybe because starting a new lesson is same as doing twenty thousands hundreds billions exercises that no one needs, but who cares.</text:span><text:span text:style-name="T1"> It's make the lesson useless and keep others stupid </text:span><text:span text:style-name="T6">and kill them futur</text:span><text:span text:style-name="T1">, </text:span><text:span text:style-name="T6">but prehaps </text:span><text:span text:style-name="T1">no problems for me. I don't have perfect marks, but I don't work for, between ten and fifteen seems enough for me, and I get it without working, seems pretty cool, but even without working for school, I truly </text:span><text:span text:style-name="T2">run out o</text:span><text:span text:style-name="T1">f time. </text:span><text:span text:style-name="T2">How I blame our law for it, I'm too rustic and modern at the same time for my country laws. But who cares, politics have them money and won't change it for only one ramdom child. {Alex} "Hey, let's do the last </text:span><text:span text:style-name="T6">exercise</text:span><text:span text:style-name="T2"> for fun ?" I answered positivly to it. It's really funny some times because last exercice is easier than the first one. By the way, time passed out, I've laught with alexander some funny exercices might be the time for the break. It's this a coïncidence, I don't know, but I </text:span><text:span text:style-name="T6">just</text:span><text:span text:style-name="T2"> saw something strange out the classroom and a loud sound came from the outside. </text:span><text:span text:style-name="T6">Seems to be</text:span><text:span text:style-name="T2"> </text:span><text:span text:style-name="T6">no</text:span><text:span text:style-name="T2">thing.<text:line-break/>{Unknow male voice} "Just freakin' do it ! I have to find him !". My class mate started to panic, the teacher was going to see what happened. But suddendly as well, the anti-fire door* passed just in front of the class door, I've taked the basics on me, like my cellphone, scissors and compass, and I slowly but prudently started to run away and get out of the classroom using the backdoor. I see the teacher slowly walking backwords and the main door </text:span><text:soft-page-break/><text:span text:style-name="T2">of the class was </text:span><text:span text:style-name="T6">exploded </text:span><text:span text:style-name="T2">down </text:span><text:span text:style-name="T6">on the ground</text:span><text:span text:style-name="T2">, a girl with an umbrella came in, followed by a same-strange man, {Same </text:span><text:span text:style-name="T3">u</text:span><text:span text:style-name="T2">nknow man voice} "Who here is Underen !" When I hear that, I've asked </text:span><text:span text:style-name="T4">to myself :</text:span><text:span text:style-name="T2"> who as strange as them to could know my shorter nickname (UnderTrack is my nickname and Ewen my surname, so I mixed it to obtain Underen), and I haven't find out, so fuck this shit I ran out, and started to think seriously about it, I know that they'll see me running, so they'll try to stop me, Underen is my shorter nickname, such poeple can't be coming from our world, they're aren't terrians, but they're humans. Seems kinda "wtf" but they've maybe came from another dimension, I don't know, I've gone so far to make sens in my daydreaming world, by I wouldn't think one day it would be true. It's the end of the hall, as</text:span><text:span text:style-name="T3">thmatic is comming for me. I looked behind me, the girl was following me in a very special way, so I've take downstairs on my left, three floor, even running, it's gonna be long,. One floor done, two floor down, last floor done, and the final round... Done ! In panic, I've diceided to go to the closest exit, so I've started running to the full right, take the door on my right <text:s/>and stopped. How could she be there, She was <text:s/>staring at me, in panic, I've tryed to go back on my path, but the door was lock, </text:span><text:span text:style-name="T6">for a unknow reason</text:span><text:span text:style-name="T3">. She taked a blade out of her umbrella and started to walk forward me. What should I do, I got a compass and a couple of </text:span><text:span text:style-name="T2">scissors, </text:span><text:span text:style-name="T3">I can't fight someone with a blade... {Me} "You really must kill me ?" She stopped, making a curious face and continued to come closer but smiling. I had no choice. I closed my eyes. I've <text:s/>take my scissors and handled it like a dagger, openened my eyes back, She' had dispeared, I've kept myself in alarm, and I felt a blade on my back.</text:span><text:span text:style-name="T2">{Same </text:span><text:span text:style-name="T3">u</text:span><text:span text:style-name="T2">nknow man voice} "</text:span><text:span text:style-name="T3">who are you ?" I don't know how to interpret this question as well so...{Me} "Who am </text:span><text:span text:style-name="T4">I</text:span><text:span text:style-name="T3"> here ? or who am </text:span><text:span text:style-name="T4">I </text:span><text:span text:style-name="T3">for you ?"</text:span><text:span text:style-name="T2">{Same </text:span><text:span text:style-name="T3">u</text:span><text:span text:style-name="T2">nknow man voice}"</text:span><text:span text:style-name="T3">Can you please don't make me angry, it's no good to see me angry, peoples who kn</text:span><text:span text:style-name="T6">e</text:span><text:span text:style-name="T3">w this are actually death.</text:span><text:span text:style-name="T2">" </text:span><text:span text:style-name="T3">And I aslo felt the blade coming closer. {Me}"Here, I'm a guy called Ewen, but for you, I don't know who I should be, I don't know you, but you know Underen, what a coïncidence when my home-made </text:span><text:span text:style-name="T6">nickname</text:span><text:span text:style-name="T3"> representing my minded myself </text:span><text:span text:style-name="T4">is</text:span><text:span text:style-name="T3"> called Underen." </text:span><text:span text:style-name="T2">{Same </text:span><text:span text:style-name="T3">u</text:span><text:span text:style-name="T2">nknow man voice} "</text:span><text:span text:style-name="T3">Seems intersting, Neo please finish him.</text:span><text:span text:style-name="T2">" </text:span><text:span text:style-name="T7">She'</text:span><text:span text:style-name="T4">ve</text:span><text:span text:style-name="T3"> t</text:span><text:span text:style-name="T4">oo</text:span><text:span text:style-name="T3">k out h</text:span><text:span text:style-name="T7">er</text:span><text:span text:style-name="T3"> blade </text:span><text:span text:style-name="T7">from my neck</text:span><text:span text:style-name="T3">, </text:span><text:span text:style-name="T7">I </text:span><text:span text:style-name="T3">jumped forward, </text:span><text:span text:style-name="T7">I </text:span><text:span text:style-name="T3">turned back, they've dispeared, I've asked doubtly.{Me}"Finishing what ? What have you started with me. Excluding the conv</text:span><text:span text:style-name="T7">er</text:span><text:span text:style-name="T3">sation." I stayed in alarm, I seen few rose petals coming toward me very fast, so I've engaged a counter position, but it took me and flashed white. I was on the middle of nowhere with a new fucking girl. My mind started to go crazy, first impossible theories, </text:span><text:span text:style-name="T7">now a new world ! A</text:span><text:span text:style-name="T3">fter </text:span><text:span text:style-name="T7">few moment</text:span><text:span text:style-name="T3">, </text:span><text:span text:style-name="T7">my</text:span><text:span text:style-name="T3"> sens came </text:span><text:span text:style-name="T7">back to me </text:span><text:span text:style-name="T3">: {Me} "Who are you ? Who </text:span><text:soft-page-break/><text:span text:style-name="T3">was them ? Where are we ? And what is fucking happening !?" </text:span><text:span text:style-name="T4">{Ruby}"I don't know who you are, I'm Ruby, Ruby Rose, we're in the Emerauld Forest, and I don't know anything else, so please calm down." I've </text:span><text:span text:style-name="T5">scrutinized all the setting around me. I stand up. </text:span><text:span text:style-name="T7">S</text:span><text:span text:style-name="T5">he lead</text:span><text:span text:style-name="T7">ed</text:span><text:span text:style-name="T5"> me to the </text:span><text:span text:style-name="T7">closest </text:span><text:span text:style-name="T5">city, we hadn't encountered </text:span><text:span text:style-name="T7">any</text:span><text:span text:style-name="T5">things. Somehow she managed to get me inside and took me into a creepy house in the middle of an abandonned district. </text:span><text:span text:style-name="T7">{Ruby}"Who are you ?" If we're in a new world I should grabe the opportunitie to have a new identity. {Me}"I'm Damian... Damian Grenat... Yes like the dark red color you know..." {Ruby}"Ok Damian, here you're safe, stay here and wait for me to come back, I'll go search someone who'll help you..." And she get out. So I'm alone, cool, time to think twice and understand what's up. First, peoples : a redhair guy what to kill me with a pretty beautiful girl with umbrella cald Neo. Another girl cald Ruby Rose who like red et goes pretty fast want to help me out. Second, I'm in a new totally awkward world, and god damn it, I can't do anything here with a out-dated cellphone, a compass and a couple of scissors. What to do ? I take a quick peek outside and started to search for usefull stuff inside the house. Looking for a weapon in a first time, but also some clothes and extra utilities. I've look around all the boxes, opened all the creates, move all the drums and finally, Ruby is back ! Yay I just found a katana, it's amazing super usefull, hours spend just for a katana... Ruby was followed by and older guy with a cane. {Ozpin}"Hello Mister Grenat, I'm Dr Ozpin, tthe headmatser of the beacon academy, and I'm happy for you to be here but I need to take you in somewhere more... comfortable. So please follow me." He leaded us to his room inside a big "tower" in the middle of an "academy"</text:span></text:p>
      <text:p text:style-name="P8">We have talked a bit on the travel. {Me}"Prehaps, What I'm supposed to do here, I'll be student here newly transfered ? Otherwise a teacher, not from remnant ? Or just a ramdom guy who lives around ?" {Ozpin}"Prehaps, there's no prehaps, you're one of my student now Damian, you survived to a new experimentation, that's mean you're surely not a ramdom guy, you're interesant specific. So brievely, complete this information-form..."</text:p>
      <text:p text:style-name="P8"/>
      <text:p text:style-name="P9">Chapitre 2 – An identity to etablish</text:p>
      <text:p text:style-name="P10"/>
      <text:p text:style-name="P5"><text:span text:style-name="T1">So, my surname, Damian; my name, Grenat; my age, 16; my semblance... Wait, what's that ? {Me}"Errr... What a do you call "semblance" ? " {Ruby}"A power wich protect you, it's powered by you'r spirit energy... But wait maybe you don't have one, or it cannot be activated... Ozpin, you know some one to insufflate his power ?" {Ozpin}"Go get Pyrrha and come back </text:span><text:soft-page-break/><text:span text:style-name="T1">please... Damian, just take a seat, and also, what's your inspiring element ?" I sat on a nerby chair. {Me}"Thunder. Like the one that fall from the sky." {Ozpin}"hum, interessant." </text:span><text:span text:style-name="T8">I filled the rest of the form exept semblance and weapon; others stuff was pretty ramdom, like where are you comming from, your height, your weight... I was waiting for ruby, it's been 10 minutes already. I heard some noises from the elevator... {Ruby}"Hi back, here she is !" {Ozpin}"Please come in Pyrrha I'm please to introduce you Damian." {Pyrrha}"Hello Damian, my name is Pyrrha Nikos. Nice to meet you." {Me}"Errr... Nice to meet you Pyrrha... Mine is Damin Grenat." I was like a bit stunned by her beauty. {Ozpin}"Good, now, Pyrrha, I asked to Ruby to take you here for a good reason. As you can see Damian is new here and there's a crucial point about him : he's from the dimension we discovered... So please, for him can you..." Pyrrha finished his speech: {Pyrrha}"insufflate him... Ok." She walk in front of me. She took my hands and said : {Pyrrha}"Get above your limit, power is your shield, protect his heart..." She wispered me to close my eyes and concentrate myself on my spirit. And I've done it. During few second nothing happened, but in no time, I got pretty cold, I felt a </text:span><text:span text:style-name="T9">little breeze, I openned my eyes, it was as if nothing happened. {Pyrrha}"It's done." {Ozpin}"Interesting, he didn't lied, it really was it, Pyrrha, I want you to train him with variant weapons, ruby will help you if you want." He took the form, and sat down on his seat. I followed Pyrrha the rest of the day, she was doing basics attacks and counter, I tried many weapons. After a very long day, finally, it's over, I can sleep; in few hours so much stuff hapenned... {Me}"I definitively prefer the scythe for short-ranged fight, but otherwise, it's surely the long katana-sniper model." {Pyrrha}"Great, ruby you can go tell Ozpin his fight style, and weapon, you're free. And you Damin, you'll sleep in us dorm, all others are full." I didn't reacted to ehr speech, I was so tired that's I just followed her to the dorm... {Unknow woman voice}"Pyrrha your back ! Yay ! It's amazing ! Do you want to play a game with Ren ?! Hey ! Wait ! Who is this guy behind you ?..." {Me}"D...Da...Damian... Grenat..." Oh my I hardly speak. I almost fell over Pyrrha. {Pyrrha}"Hey, stay up, I know you're tired but it's not a reason, So Nora, It's a new student, please be calm and let him sleep. We'll play tomorrow..." So this another cute girl was Nora...</text:span></text:p>
      <text:p text:style-name="P5"><text:span text:style-name="T9"><text:tab/></text:span><text:span text:style-name="T10">After a long night, I finally woke up, it was pretty early, everyone was sleeping. I've decided to go out on the roof. It wasn't as cold as in France, for sure, it was calm, a peacefull atmosphere. The sun isn't here, it's not more than 6 hours AM. I've stayed few minutes relaxing with the little growing breeze. {Nora}"Bouh ! Hello </text:span><text:span text:style-name="T12">Damin...</text:span><text:span text:style-name="T10"> </text:span><text:span text:style-name="T12">So,</text:span><text:span text:style-name="T10"> you're an early one... </text:span><text:span text:style-name="T12">W</text:span><text:span text:style-name="T10">hat's ya doing ?" {Me}"</text:span><text:span text:style-name="T11">Nothing, just waiting for others to wake up.</text:span><text:span text:style-name="T10">" </text:span><text:soft-page-break/><text:span text:style-name="T11">{Nora}"Ah, If you have difficulties to sleep, feel free to sleep with me, other wake up late</text:span><text:span text:style-name="T12">ly</text:span><text:span text:style-name="T11">." </text:span><text:span text:style-name="T12">{Me}"Ok, thanks." So we've looked the sky together until the sunrise.</text:span></text:p>
      <text:p text:style-name="P12"><text:span text:style-name="T12"><text:tab/>Time to get back to dorm. Sunrise here and alarm-clocks ringing away. <text:s/>I have to take a shower, eat a bit, prepare basic stuff for the school... anyways, minutes of fun with team JNPR, it's a good team, in fact, all complete themselves. {Jaune}"Here we go Damian, your first day at beacon." {Pyrrha}"Wait Jaune, he isn't in our team and Ozpin hasn't decided of it !" At this moment, we were in the corridor and Ozpin came out of nowhere behind us. {Ozpin}"My children, be prout, let Damian choose his team, doing a 3-day training. He might choose yours." I thought about it, or going in Ruby's team which I don't know no any member else Ruby, or Jaune's team which I'm almost already in... Choose's already done. {Me}"Well, I'll be with team JNPR for longer" Ozpin get back to his path and I followed all the troup. {Nora}"Yay ! Another member in the team ! </text:span><text:span text:style-name="T13">I know he's gonna be our tank !</text:span><text:span text:style-name="T12">" </text:span><text:span text:style-name="T13">{Me}"Well... I don't think so... I'l best as a sniper or a rapid-damager." {Nora}"A new dps ! A new dps ! Hurray !" So we've done our lessons, without such an awesome team, It should have been boring as well. Now it's launch time, we're eating with ruby's team. {Ruby}"Oh, hi Damian, good to see you here." {Me}"Hey, what's up? Who's all those girls ?" {Ruby}"It's my team : team RWBY, with me, my big sis Yang, the mysterious Black, and the..." {Wiess}"Whiess Schee, the only valuable girl here, go back where you come from you disgusting guy." {Ruby}"Hey ! I didn't authorised you to insult him... Poor Damian it's ok ?" {Me}"Who cares about the value when there's no needs of value for such a self-centredness." {Ruby}"Hey, Damian !" {Yang}"Please both calm down." After some bothering stuff with Wiess, we've eat all together, talking and introducing ourselves. </text:span><text:span text:style-name="T14">Lunch's end, time to get back to classroom, this afternoon it's practice arena for all students of 2nd year. </text:span></text:p>
      <text:p text:style-name="P12"><text:span text:style-name="T14"><text:tab/>{Glinda}"Here we start today seance, please two volontiers." I haven't got any control on my semblance and my bought weapon is not the best, so I might just watch and learn. {Pyrrha}"Me, Mss Goodwitch." {Glinda}"Ok come here, someone to encounter Pyrrha ? No, no one ? Ok please launch the match-making machine for duels." And a big hologramme appeared, with two portraits. Pyrrha's one and the other one rotating between each students. 3... 2... 1... And the spin ended, it was a guy call "Sun". The fight is starting, time to analize... So Pyrrha have her attack combo on, and Sun a </text:span><text:span text:style-name="T15">martial-art-stick en an offensive position. {Glinda}"Ready..." they're starting to turn around a circle on the ground. {Glinda}"... Fight !" Ok, Sun is jumping on Pyrrha; she dodged, then cross-countered succesfully. She's </text:span><text:soft-page-break/><text:span text:style-name="T15">blocking each short-ranged attacks from Sun, placing a counter attack almost each time. She's taking a big advantage. Seeing the scorboard, Sun is low in spirit, and now lower; and red. Battle ended pretty quickly... So let's recap', Battle start in 2 words, and defeat is enabled if one of the participants is in red limit and surely when someone surre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Trebuchet MS1" fo:font-size="14pt" officeooo:rsid="000cba84" officeooo:paragraph-rsid="000cba84" style:font-size-asian="12.25pt" style:font-size-complex="14pt"/>
    </style:style>
    <style:style style:name="MP2" style:family="paragraph" style:parent-style-name="Standard">
      <style:paragraph-properties fo:text-align="center" style:justify-single-word="false"/>
      <style:text-properties style:font-name="Trebuchet MS1" fo:font-size="22pt" style:text-underline-style="solid" style:text-underline-width="auto" style:text-underline-color="font-color" fo:font-weight="bold" officeooo:rsid="000cba84" officeooo:paragraph-rsid="000cba84" style:font-size-asian="22pt" style:font-weight-asian="bold" style:font-size-complex="2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e RDM</text:p>
        <text:p text:style-name="MP1"/>
        <text:p text:style-name="MP2">Titre RD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2S</meta:editing-duration>
    <meta:editing-cycles>9</meta:editing-cycles>
    <meta:generator>LibreOffice/4.1.6.2$Windows_x86 LibreOffice_project/40ff705089295be5be0aae9b15123f687c05b0a</meta:generator>
    <dc:date>2016-04-08T14:36:04.238000000</dc:date>
    <meta:document-statistic meta:table-count="0" meta:image-count="0" meta:object-count="0" meta:page-count="6" meta:paragraph-count="12" meta:word-count="2568" meta:character-count="14243" meta:non-whitespace-character-count="11671"/>
    <meta:user-defined meta:name="Info 1"/>
    <meta:user-defined meta:name="Info 2"/>
    <meta:user-defined meta:name="Info 3"/>
    <meta:user-defined meta:name="Info 4"/>
  </office:meta>
</office:document-meta>
</file>